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6.1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Taille en octet</text:p>
          </table:table-cell>
          <table:table-cell table:style-name="ce1" office:value-type="string" calcext:value-type="string">
            <text:p>Type de variable</text:p>
          </table:table-cell>
          <table:table-cell table:style-name="ce1" office:value-type="string" calcext:value-type="string">
            <text:p>Données typiques</text:p>
          </table:table-cell>
        </table:table-row>
        <table:table-row table:style-name="ro2">
          <table:table-cell table:style-name="ce2" office:value-type="string" calcext:value-type="string">
            <text:p>Nom du type de fichie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3</text:p>
          </table:table-cell>
        </table:table-row>
        <table:table-row table:style-name="ro2">
          <table:table-cell table:style-name="ce3" office:value-type="string" calcext:value-type="string">
            <text:p>Taille max du n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M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jou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max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ens du pre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, -1 si min</text:p>
          </table:table-cell>
        </table:table-row>
        <table:table-row table:style-name="ro3">
          <table:table-cell table:style-name="ce3" office:value-type="string" calcext:value-type="string">
            <text:p>Tour par t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tour par tour, 0 sinon</text:p>
          </table:table-cell>
        </table:table-row>
        <table:table-row table:style-name="ro3">
          <table:table-cell table:style-name="ce3" office:value-type="string" calcext:value-type="string">
            <text:p>Distribute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on utilise un distributeur, 0 sinon</text:p>
          </table:table-cell>
        </table:table-row>
        <table:table-row table:style-name="ro1">
          <table:table-cell table:style-name="ce3" office:value-type="string" calcext:value-type="string">
            <text:p>Nom des joueurs</text:p>
          </table:table-cell>
          <table:table-cell table:style-name="ce3" office:value-type="string" calcext:value-type="string">
            <text:p>taille max du nom * nombre de joueurs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 total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tours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3">
          <table:table-cell table:style-name="ce3" office:value-type="string" calcext:value-type="string">
            <text:p>Doit distribu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ombre de joueurs*nombre de to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Nombre de joueu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bre de tours pour tout le mond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aille max du nom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totale d'octets du fichier</text:p>
          </table:table-cell>
          <table:table-cell table:style-name="ce3" table:formula="of:=[.B3]+[.B4]+[.B5]+[.B6]+[.B7]+[.B8]+[.B9]+[.B11]+[.B12]+4*[.B21]+[.B17]+4*[.B21]*[.B22]+4*[.B21]+[.B23]*[.B21]+[.B2]+4*[.B21]+[.B10]" office:value-type="float" office:value="150" calcext:value-type="float">
            <text:p/>
          </table:table-cell>
          <table:table-cell table:number-columns-repeated="2"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 style:data-style-name="N2" text:time-value="20:13:34.162922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3-25T20:44:30.451814737</dc:date>
    <dc:creator>dalan </dc:creator>
    <meta:editing-duration>PT8H18M49S</meta:editing-duration>
    <meta:editing-cycles>24</meta:editing-cycles>
    <meta:generator>LibreOffice/4.2.2.1$Linux_X86_64 LibreOffice_project/420m0$Build-1</meta:generator>
    <meta:document-statistic meta:table-count="1" meta:cell-count="69" meta:object-count="0"/>
  </office:meta>
</office:document-meta>
</file>